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1cm" svg:height="8.986cm" svg:x="0.78cm" svg:y="8.213cm">
            <draw:object draw:notify-on-update-of-ranges="Feuille1.D3:Feuille1.D8 Feuille1.G3:Feuille1.G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228cm" svg:y="8.26cm">
            <draw:object draw:notify-on-update-of-ranges="Feuille1.D10:Feuille1.D18 Feuille1.G10:Feuille1.G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1cm" svg:height="8.987cm" svg:x="13.651cm" svg:y="17.599cm">
            <draw:object draw:notify-on-update-of-ranges="Feuille1.D3:Feuille1.D18 Feuille1.G3:Feuille1.G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vitesse(sonde tachymétrique)</text:p>
          </table:table-cell>
          <table:table-cell office:value-type="string" calcext:value-type="string">
            <text:p>u moteur (tension moteur)</text:p>
          </table:table-cell>
          <table:table-cell office:value-type="string" calcext:value-type="string">
            <text:p>courant moteur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u moteur (tension moteur)</text:p>
          </table:table-cell>
          <table:table-cell office:value-type="string" calcext:value-type="string">
            <text:p>courant moteur</text:p>
          </table:table-cell>
          <table:table-cell office:value-type="string" calcext:value-type="string">
            <text:p>Puissance moteur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urs/m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A3]/9*4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]*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7.25" calcext:value-type="float">
            <text:p>7,25</text:p>
          </table:table-cell>
          <table:table-cell office:value-type="float" office:value="0.6" calcext:value-type="float">
            <text:p>0,6</text:p>
          </table:table-cell>
          <table:table-cell table:formula="of:=[.A4]/9*4100" office:value-type="float" office:value="273.333333333333" calcext:value-type="float">
            <text:p>273,3333333333</text:p>
          </table:table-cell>
          <table:table-cell office:value-type="float" office:value="7.25" calcext:value-type="float">
            <text:p>7,25</text:p>
          </table:table-cell>
          <table:table-cell office:value-type="float" office:value="0.6" calcext:value-type="float">
            <text:p>0,6</text:p>
          </table:table-cell>
          <table:table-cell table:formula="of:=[.E4]*[.F4]"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7.68" calcext:value-type="float">
            <text:p>7,68</text:p>
          </table:table-cell>
          <table:table-cell office:value-type="float" office:value="0.63" calcext:value-type="float">
            <text:p>0,63</text:p>
          </table:table-cell>
          <table:table-cell table:formula="of:=[.A5]/9*4100" office:value-type="float" office:value="318.888888888889" calcext:value-type="float">
            <text:p>318,8888888889</text:p>
          </table:table-cell>
          <table:table-cell office:value-type="float" office:value="7.68" calcext:value-type="float">
            <text:p>7,68</text:p>
          </table:table-cell>
          <table:table-cell office:value-type="float" office:value="0.63" calcext:value-type="float">
            <text:p>0,63</text:p>
          </table:table-cell>
          <table:table-cell table:formula="of:=[.E5]*[.F5]" office:value-type="float" office:value="4.8384" calcext:value-type="float">
            <text:p>4,8384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8.32" calcext:value-type="float">
            <text:p>8,32</text:p>
          </table:table-cell>
          <table:table-cell office:value-type="float" office:value="0.64" calcext:value-type="float">
            <text:p>0,64</text:p>
          </table:table-cell>
          <table:table-cell table:formula="of:=[.A6]/9*4100" office:value-type="float" office:value="378.111111111111" calcext:value-type="float">
            <text:p>378,1111111111</text:p>
          </table:table-cell>
          <table:table-cell office:value-type="float" office:value="8.32" calcext:value-type="float">
            <text:p>8,32</text:p>
          </table:table-cell>
          <table:table-cell office:value-type="float" office:value="0.64" calcext:value-type="float">
            <text:p>0,64</text:p>
          </table:table-cell>
          <table:table-cell table:formula="of:=[.E6]*[.F6]" office:value-type="float" office:value="5.3248" calcext:value-type="float">
            <text:p>5,3248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8.57" calcext:value-type="float">
            <text:p>8,57</text:p>
          </table:table-cell>
          <table:table-cell office:value-type="float" office:value="0.65" calcext:value-type="float">
            <text:p>0,65</text:p>
          </table:table-cell>
          <table:table-cell table:style-name="ce1" table:formula="of:=[.A7]/9*4100" office:value-type="float" office:value="414.555555555556" calcext:value-type="float">
            <text:p>414,5555555556</text:p>
          </table:table-cell>
          <table:table-cell table:style-name="ce1" office:value-type="float" office:value="8.57" calcext:value-type="float">
            <text:p>8,57</text:p>
          </table:table-cell>
          <table:table-cell table:style-name="ce1" office:value-type="float" office:value="0.65" calcext:value-type="float">
            <text:p>0,65</text:p>
          </table:table-cell>
          <table:table-cell table:style-name="ce1" table:formula="of:=[.E7]*[.F7]" office:value-type="float" office:value="5.5705" calcext:value-type="float">
            <text:p>5,5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2" calcext:value-type="float">
            <text:p>9,32</text:p>
          </table:table-cell>
          <table:table-cell office:value-type="float" office:value="0.66" calcext:value-type="float">
            <text:p>0,66</text:p>
          </table:table-cell>
          <table:table-cell table:formula="of:=[.A8]/9*4100" office:value-type="float" office:value="455.555555555556" calcext:value-type="float">
            <text:p>455,5555555556</text:p>
          </table:table-cell>
          <table:table-cell office:value-type="float" office:value="9.32" calcext:value-type="float">
            <text:p>9,32</text:p>
          </table:table-cell>
          <table:table-cell office:value-type="float" office:value="0.66" calcext:value-type="float">
            <text:p>0,66</text:p>
          </table:table-cell>
          <table:table-cell table:formula="of:=[.E8]*[.F8]" office:value-type="float" office:value="6.1512" calcext:value-type="float">
            <text:p>6,15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A10]/9*4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]*[.F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.8" calcext:value-type="float">
            <text:p>7,8</text:p>
          </table:table-cell>
          <table:table-cell office:value-type="float" office:value="0.85" calcext:value-type="float">
            <text:p>0,85</text:p>
          </table:table-cell>
          <table:table-cell table:formula="of:=[.A11]/9*4100" office:value-type="float" office:value="136.666666666667" calcext:value-type="float">
            <text:p>136,6666666667</text:p>
          </table:table-cell>
          <table:table-cell office:value-type="float" office:value="7.8" calcext:value-type="float">
            <text:p>7,8</text:p>
          </table:table-cell>
          <table:table-cell office:value-type="float" office:value="0.85" calcext:value-type="float">
            <text:p>0,85</text:p>
          </table:table-cell>
          <table:table-cell table:formula="of:=[.E11]*[.F11]" office:value-type="float" office:value="6.63" calcext:value-type="float">
            <text:p>6,6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.6" calcext:value-type="float">
            <text:p>8,6</text:p>
          </table:table-cell>
          <table:table-cell office:value-type="float" office:value="0.87" calcext:value-type="float">
            <text:p>0,87</text:p>
          </table:table-cell>
          <table:table-cell table:formula="of:=[.A12]/9*4100" office:value-type="float" office:value="227.777777777778" calcext:value-type="float">
            <text:p>227,7777777778</text:p>
          </table:table-cell>
          <table:table-cell office:value-type="float" office:value="8.6" calcext:value-type="float">
            <text:p>8,6</text:p>
          </table:table-cell>
          <table:table-cell office:value-type="float" office:value="0.87" calcext:value-type="float">
            <text:p>0,87</text:p>
          </table:table-cell>
          <table:table-cell table:formula="of:=[.E12]*[.F12]" office:value-type="float" office:value="7.482" calcext:value-type="float">
            <text:p>7,48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9.36" calcext:value-type="float">
            <text:p>9,36</text:p>
          </table:table-cell>
          <table:table-cell office:value-type="float" office:value="0.91" calcext:value-type="float">
            <text:p>0,91</text:p>
          </table:table-cell>
          <table:table-cell table:formula="of:=[.A13]/9*4100" office:value-type="float" office:value="341.666666666667" calcext:value-type="float">
            <text:p>341,6666666667</text:p>
          </table:table-cell>
          <table:table-cell office:value-type="float" office:value="9.36" calcext:value-type="float">
            <text:p>9,36</text:p>
          </table:table-cell>
          <table:table-cell office:value-type="float" office:value="0.91" calcext:value-type="float">
            <text:p>0,91</text:p>
          </table:table-cell>
          <table:table-cell table:formula="of:=[.E13]*[.F13]" office:value-type="float" office:value="8.5176" calcext:value-type="float">
            <text:p>8,5176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9.6" calcext:value-type="float">
            <text:p>9,6</text:p>
          </table:table-cell>
          <table:table-cell office:value-type="float" office:value="0.92" calcext:value-type="float">
            <text:p>0,92</text:p>
          </table:table-cell>
          <table:table-cell table:style-name="ce1" table:formula="of:=[.A14]/9*4100" office:value-type="float" office:value="414.555555555556" calcext:value-type="float">
            <text:p>414,5555555556</text:p>
          </table:table-cell>
          <table:table-cell table:style-name="ce1" office:value-type="float" office:value="9.6" calcext:value-type="float">
            <text:p>9,6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table:formula="of:=[.E14]*[.F14]" office:value-type="float" office:value="8.832" calcext:value-type="float">
            <text:p>8,832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0.14" calcext:value-type="float">
            <text:p>10,14</text:p>
          </table:table-cell>
          <table:table-cell office:value-type="float" office:value="0.95" calcext:value-type="float">
            <text:p>0,95</text:p>
          </table:table-cell>
          <table:table-cell table:formula="of:=[.A15]/9*4100" office:value-type="float" office:value="501.111111111111" calcext:value-type="float">
            <text:p>501,1111111111</text:p>
          </table:table-cell>
          <table:table-cell office:value-type="float" office:value="10.14" calcext:value-type="float">
            <text:p>10,14</text:p>
          </table:table-cell>
          <table:table-cell office:value-type="float" office:value="0.95" calcext:value-type="float">
            <text:p>0,95</text:p>
          </table:table-cell>
          <table:table-cell table:formula="of:=[.E15]*[.F15]" office:value-type="float" office:value="9.633" calcext:value-type="float">
            <text:p>9,63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0.8" calcext:value-type="float">
            <text:p>10,8</text:p>
          </table:table-cell>
          <table:table-cell office:value-type="float" office:value="0.96" calcext:value-type="float">
            <text:p>0,96</text:p>
          </table:table-cell>
          <table:table-cell table:formula="of:=[.A16]/9*4100" office:value-type="float" office:value="592.222222222222" calcext:value-type="float">
            <text:p>592,2222222222</text:p>
          </table:table-cell>
          <table:table-cell office:value-type="float" office:value="10.8" calcext:value-type="float">
            <text:p>10,8</text:p>
          </table:table-cell>
          <table:table-cell office:value-type="float" office:value="0.96" calcext:value-type="float">
            <text:p>0,96</text:p>
          </table:table-cell>
          <table:table-cell table:formula="of:=[.E16]*[.F16]" office:value-type="float" office:value="10.368" calcext:value-type="float">
            <text:p>10,368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table:formula="of:=[.A17]/9*4100" office:value-type="float" office:value="660.555555555555" calcext:value-type="float">
            <text:p>660,5555555556</text:p>
          </table:table-cell>
          <table:table-cell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12.3" calcext:value-type="float">
            <text:p>12,3</text:p>
          </table:table-cell>
          <table:table-cell office:value-type="float" office:value="1.03" calcext:value-type="float">
            <text:p>1,03</text:p>
          </table:table-cell>
          <table:table-cell table:formula="of:=[.A18]/9*4100" office:value-type="float" office:value="797.222222222222" calcext:value-type="float">
            <text:p>797,2222222222</text:p>
          </table:table-cell>
          <table:table-cell office:value-type="float" office:value="12.3" calcext:value-type="float">
            <text:p>12,3</text:p>
          </table:table-cell>
          <table:table-cell office:value-type="float" office:value="1.03" calcext:value-type="float">
            <text:p>1,03</text:p>
          </table:table-cell>
          <table:table-cell table:formula="of:=[.E18]*[.F18]" office:value-type="float" office:value="12.669" calcext:value-type="float">
            <text:p>12,669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7:19:30.821000000</meta:creation-date>
    <dc:date>2019-01-07T17:33:47.198000000</dc:date>
    <meta:editing-duration>P0D</meta:editing-duration>
    <meta:editing-cycles>1</meta:editing-cycles>
    <meta:document-statistic meta:table-count="1" meta:cell-count="120" meta:object-count="3"/>
    <meta:generator>LibreOffice/4.1.5.3$Windows_x86 LibreOffice_project/1c1366bba2ba2b554cd2ca4d87c06da81c05d2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8.987cm" xlink:href=".." xlink:type="simple" chart:class="chart:scatter" chart:style-name="ch1">
        <chart:legend chart:legend-position="end" svg:x="11.526cm" svg:y="3.919cm" style:legend-expansion="high" chart:style-name="ch2"/>
        <chart:plot-area chart:style-name="ch3" table:cell-range-address="Feuille1.D3:Feuille1.D8 Feuille1.G3:Feuille1.G8" svg:x="0.769cm" svg:y="0.851cm" svg:width="10.119cm" svg:height="7.537cm">
          <chartooo:coordinate-region svg:x="1.205cm" svg:y="1.063cm" svg:width="9.403cm" svg:height="6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8" chart:class="chart:scatter">
            <chart:domain table:cell-range-address="Feuille1.D3:Feuille1.D8"/>
            <chart:regression-curve chart:style-name="ch7">
              <chart:equation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D3:Feuille1.D8</svg:desc>
                </draw:g>
              </table:table-cell>
              <table:table-cell office:value-type="float" office:value="0">
                <text:p>0</text:p>
                <draw:g>
                  <svg:desc>Feuille1.G3:Feuille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333333333333">
                <text:p>273.333333333333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.888888888889">
                <text:p>318.888888888889</text:p>
              </table:table-cell>
              <table:table-cell office:value-type="float" office:value="4.8384">
                <text:p>4.8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8.111111111111">
                <text:p>378.111111111111</text:p>
              </table:table-cell>
              <table:table-cell office:value-type="float" office:value="5.3248">
                <text:p>5.3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4.555555555556">
                <text:p>414.555555555556</text:p>
              </table:table-cell>
              <table:table-cell office:value-type="float" office:value="5.5705">
                <text:p>5.5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5.555555555556">
                <text:p>455.555555555556</text:p>
              </table:table-cell>
              <table:table-cell office:value-type="float" office:value="6.1512">
                <text:p>6.1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34cm" svg:y="3.926cm" style:legend-expansion="high" chart:style-name="ch2"/>
        <chart:plot-area chart:style-name="ch3" table:cell-range-address="Feuille1.D10:Feuille1.D18 Feuille1.G10:Feuille1.G18" svg:x="0.77cm" svg:y="0.855cm" svg:width="10.124cm" svg:height="7.545cm">
          <chartooo:coordinate-region svg:x="1.391cm" svg:y="1.068cm" svg:width="9.223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10:Feuille1.G18" chart:class="chart:scatter">
            <chart:domain table:cell-range-address="Feuille1.D10:Feuille1.D18"/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D10:Feuille1.D18</svg:desc>
                </draw:g>
              </table:table-cell>
              <table:table-cell office:value-type="float" office:value="0">
                <text:p>0</text:p>
                <draw:g>
                  <svg:desc>Feuille1.G10:Feuille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.777777777778">
                <text:p>227.777777777778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8.5176">
                <text:p>8.5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4.555555555556">
                <text:p>414.555555555556</text:p>
              </table:table-cell>
              <table:table-cell office:value-type="float" office:value="8.832">
                <text:p>8.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.111111111111">
                <text:p>501.111111111111</text:p>
              </table:table-cell>
              <table:table-cell office:value-type="float" office:value="9.633">
                <text:p>9.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2.222222222222">
                <text:p>592.222222222222</text:p>
              </table:table-cell>
              <table:table-cell office:value-type="float" office:value="10.368">
                <text:p>10.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0.555555555555">
                <text:p>660.55555555555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7.222222222222">
                <text:p>797.222222222222</text:p>
              </table:table-cell>
              <table:table-cell office:value-type="float" office:value="12.669">
                <text:p>12.6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8.988cm" xlink:href=".." xlink:type="simple" chart:class="chart:scatter" chart:style-name="ch1">
        <chart:legend chart:legend-position="end" svg:x="13.623cm" svg:y="4.182cm" style:legend-expansion="high" chart:style-name="ch2"/>
        <chart:plot-area chart:style-name="ch3" table:cell-range-address="Feuille1.D3:Feuille1.D18 Feuille1.G3:Feuille1.G18" svg:x="0.769cm" svg:y="0.851cm" svg:width="12.216cm" svg:height="7.538cm">
          <chartooo:coordinate-region svg:x="1.39cm" svg:y="1.063cm" svg:width="11.316cm" svg:height="6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3:Feuille1.G18" chart:class="chart:scatter">
            <chart:domain table:cell-range-address="Feuille1.D3:Feuille1.D18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D3:Feuille1.D18</svg:desc>
                </draw:g>
              </table:table-cell>
              <table:table-cell office:value-type="float" office:value="0">
                <text:p>0</text:p>
                <draw:g>
                  <svg:desc>Feuille1.G3:Feuille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333333333333">
                <text:p>273.333333333333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.888888888889">
                <text:p>318.888888888889</text:p>
              </table:table-cell>
              <table:table-cell office:value-type="float" office:value="4.8384">
                <text:p>4.8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8.111111111111">
                <text:p>378.111111111111</text:p>
              </table:table-cell>
              <table:table-cell office:value-type="float" office:value="5.3248">
                <text:p>5.3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4.555555555556">
                <text:p>414.555555555556</text:p>
              </table:table-cell>
              <table:table-cell office:value-type="float" office:value="5.5705">
                <text:p>5.5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5.555555555556">
                <text:p>455.555555555556</text:p>
              </table:table-cell>
              <table:table-cell office:value-type="float" office:value="6.1512">
                <text:p>6.1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.777777777778">
                <text:p>227.777777777778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1.666666666667">
                <text:p>341.666666666667</text:p>
              </table:table-cell>
              <table:table-cell office:value-type="float" office:value="8.5176">
                <text:p>8.5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4.555555555556">
                <text:p>414.555555555556</text:p>
              </table:table-cell>
              <table:table-cell office:value-type="float" office:value="8.832">
                <text:p>8.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1.111111111111">
                <text:p>501.111111111111</text:p>
              </table:table-cell>
              <table:table-cell office:value-type="float" office:value="9.633">
                <text:p>9.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2.222222222222">
                <text:p>592.222222222222</text:p>
              </table:table-cell>
              <table:table-cell office:value-type="float" office:value="10.368">
                <text:p>10.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0.555555555555">
                <text:p>660.55555555555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7.222222222222">
                <text:p>797.222222222222</text:p>
              </table:table-cell>
              <table:table-cell office:value-type="float" office:value="12.669">
                <text:p>12.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